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language="zxx" fo:country="none" style:text-underline-style="solid" style:text-underline-width="auto" style:text-underline-color="font-color" officeooo:rsid="000bedb5" officeooo:paragraph-rsid="000bedb5" style:language-asian="zxx" style:country-asian="none" style:language-complex="zxx" style:country-complex="none"/>
    </style:style>
    <style:style style:name="P2" style:family="paragraph" style:parent-style-name="Standard">
      <style:text-properties fo:language="zxx" fo:country="none" style:text-underline-style="solid" style:text-underline-width="auto" style:text-underline-color="font-color" officeooo:rsid="000dbae8" officeooo:paragraph-rsid="000dbae8" style:language-asian="zxx" style:country-asian="none" style:language-complex="zxx" style:country-complex="none"/>
    </style:style>
    <style:style style:name="P3" style:family="paragraph" style:parent-style-name="Standard">
      <style:text-properties fo:language="zxx" fo:country="none" style:text-underline-style="solid" style:text-underline-width="auto" style:text-underline-color="font-color" fo:font-weight="normal" officeooo:rsid="000e2971" officeooo:paragraph-rsid="000e2971" style:language-asian="zxx" style:country-asian="none" style:font-weight-asian="normal" style:language-complex="zxx" style:country-complex="none" style:font-weight-complex="normal"/>
    </style:style>
    <style:style style:name="P4" style:family="paragraph" style:parent-style-name="Standard">
      <style:text-properties fo:language="zxx" fo:country="none" style:text-underline-style="solid" style:text-underline-width="auto" style:text-underline-color="font-color" fo:font-weight="normal" officeooo:rsid="000fcd05" officeooo:paragraph-rsid="000fcd05" style:language-asian="zxx" style:country-asian="none" style:font-weight-asian="normal" style:language-complex="zxx" style:country-complex="none" style:font-weight-complex="normal"/>
    </style:style>
    <style:style style:name="P5" style:family="paragraph" style:parent-style-name="Standard">
      <style:text-properties fo:language="zxx" fo:country="none" style:text-underline-style="solid" style:text-underline-width="auto" style:text-underline-color="font-color" fo:font-weight="normal" officeooo:rsid="00267027" officeooo:paragraph-rsid="00267027" style:language-asian="zxx" style:country-asian="none" style:font-weight-asian="normal" style:language-complex="zxx" style:country-complex="none" style:font-weight-complex="normal"/>
    </style:style>
    <style:style style:name="P6" style:family="paragraph" style:parent-style-name="Standard">
      <style:text-properties fo:language="zxx" fo:country="none" style:text-underline-style="none" fo:font-weight="normal" officeooo:rsid="000dbae8" officeooo:paragraph-rsid="000dbae8" style:language-asian="zxx" style:country-asian="none" style:font-weight-asian="normal" style:language-complex="zxx" style:country-complex="none" style:font-weight-complex="normal"/>
    </style:style>
    <style:style style:name="P7" style:family="paragraph" style:parent-style-name="Standard">
      <style:text-properties fo:language="zxx" fo:country="none" style:text-underline-style="none" fo:font-weight="normal" officeooo:rsid="000e2971" officeooo:paragraph-rsid="000e2971" style:language-asian="zxx" style:country-asian="none" style:font-weight-asian="normal" style:language-complex="zxx" style:country-complex="none" style:font-weight-complex="normal"/>
    </style:style>
    <style:style style:name="P8" style:family="paragraph" style:parent-style-name="Standard">
      <style:text-properties fo:language="zxx" fo:country="none" style:text-underline-style="none" fo:font-weight="normal" officeooo:rsid="000fcd05" officeooo:paragraph-rsid="000fcd05" style:language-asian="zxx" style:country-asian="none" style:font-weight-asian="normal" style:language-complex="zxx" style:country-complex="none" style:font-weight-complex="normal"/>
    </style:style>
    <style:style style:name="P9" style:family="paragraph" style:parent-style-name="Standard">
      <style:text-properties fo:language="zxx" fo:country="none" style:text-underline-style="none" fo:font-weight="normal" officeooo:rsid="0015499e" officeooo:paragraph-rsid="0015499e" style:language-asian="zxx" style:country-asian="none" style:font-weight-asian="normal" style:language-complex="zxx" style:country-complex="none" style:font-weight-complex="normal"/>
    </style:style>
    <style:style style:name="P10" style:family="paragraph" style:parent-style-name="Standard">
      <style:text-properties fo:language="zxx" fo:country="none" style:text-underline-style="none" fo:font-weight="normal" officeooo:rsid="00170c8e" officeooo:paragraph-rsid="001a8d10"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style:text-underline-style="none" fo:font-weight="normal" officeooo:rsid="00170c8e" officeooo:paragraph-rsid="001ccee3" style:language-asian="zxx" style:country-asian="none" style:font-weight-asian="normal" style:language-complex="zxx" style:country-complex="none" style:font-weight-complex="normal"/>
    </style:style>
    <style:style style:name="P12" style:family="paragraph" style:parent-style-name="Standard">
      <style:text-properties fo:language="zxx" fo:country="none" style:text-underline-style="none" fo:font-weight="normal" officeooo:rsid="001a8d10" officeooo:paragraph-rsid="001a8d10" style:language-asian="zxx" style:country-asian="none" style:font-weight-asian="normal" style:language-complex="zxx" style:country-complex="none" style:font-weight-complex="normal"/>
    </style:style>
    <style:style style:name="P13" style:family="paragraph" style:parent-style-name="Standard">
      <style:text-properties fo:language="zxx" fo:country="none" style:text-underline-style="none" fo:font-weight="normal" officeooo:rsid="001ccee3" officeooo:paragraph-rsid="0024d68c" style:language-asian="zxx" style:country-asian="none" style:font-weight-asian="normal" style:language-complex="zxx" style:country-complex="none" style:font-weight-complex="normal"/>
    </style:style>
    <style:style style:name="P14" style:family="paragraph" style:parent-style-name="Standard">
      <style:text-properties fo:language="zxx" fo:country="none" style:text-underline-style="none" fo:font-weight="normal" officeooo:rsid="0021d227" officeooo:paragraph-rsid="0024d68c" style:language-asian="zxx" style:country-asian="none" style:font-weight-asian="normal" style:language-complex="zxx" style:country-complex="none" style:font-weight-complex="normal"/>
    </style:style>
    <style:style style:name="P15" style:family="paragraph" style:parent-style-name="Standard">
      <style:text-properties fo:language="zxx" fo:country="none" style:text-underline-style="none" fo:font-weight="normal" officeooo:rsid="0021d227" officeooo:paragraph-rsid="00278222" style:language-asian="zxx" style:country-asian="none" style:font-weight-asian="normal" style:language-complex="zxx" style:country-complex="none" style:font-weight-complex="normal"/>
    </style:style>
    <style:style style:name="P16" style:family="paragraph" style:parent-style-name="Standard">
      <style:text-properties fo:language="zxx" fo:country="none" style:text-underline-style="none" fo:font-weight="normal" officeooo:rsid="0024d68c" officeooo:paragraph-rsid="0024d68c" style:language-asian="zxx" style:country-asian="none" style:font-weight-asian="normal" style:language-complex="zxx" style:country-complex="none" style:font-weight-complex="normal"/>
    </style:style>
    <style:style style:name="P17" style:family="paragraph" style:parent-style-name="Standard">
      <style:text-properties fo:language="zxx" fo:country="none" style:text-underline-style="none" fo:font-weight="normal" officeooo:rsid="0024d68c" officeooo:paragraph-rsid="00278222" style:language-asian="zxx" style:country-asian="none" style:font-weight-asian="normal" style:language-complex="zxx" style:country-complex="none" style:font-weight-complex="normal"/>
    </style:style>
    <style:style style:name="P18" style:family="paragraph" style:parent-style-name="Standard">
      <style:text-properties fo:language="zxx" fo:country="none" style:text-underline-style="none" fo:font-weight="normal" officeooo:rsid="00267027" officeooo:paragraph-rsid="00267027" style:language-asian="zxx" style:country-asian="none" style:font-weight-asian="normal" style:language-complex="zxx" style:country-complex="none" style:font-weight-complex="normal"/>
    </style:style>
    <style:style style:name="P19" style:family="paragraph" style:parent-style-name="Standard">
      <style:text-properties fo:language="zxx" fo:country="none" style:text-underline-style="none" fo:font-weight="normal" officeooo:rsid="00278222" officeooo:paragraph-rsid="00278222" style:language-asian="zxx" style:country-asian="none" style:font-weight-asian="normal" style:language-complex="zxx" style:country-complex="none" style:font-weight-complex="normal"/>
    </style:style>
    <style:style style:name="P20" style:family="paragraph" style:parent-style-name="Standard">
      <style:text-properties fo:language="zxx" fo:country="none" style:text-underline-style="none" fo:font-weight="normal" officeooo:rsid="00278222" officeooo:paragraph-rsid="002de58f" style:language-asian="zxx" style:country-asian="none" style:font-weight-asian="normal" style:language-complex="zxx" style:country-complex="none" style:font-weight-complex="normal"/>
    </style:style>
    <style:style style:name="P21" style:family="paragraph" style:parent-style-name="Standard">
      <style:text-properties fo:language="zxx" fo:country="none" style:text-underline-style="none" fo:font-weight="normal" officeooo:rsid="002de58f" officeooo:paragraph-rsid="002de58f" style:language-asian="zxx" style:country-asian="none" style:font-weight-asian="normal" style:language-complex="zxx" style:country-complex="none" style:font-weight-complex="normal"/>
    </style:style>
    <style:style style:name="P22" style:family="paragraph" style:parent-style-name="Standard">
      <style:text-properties officeooo:paragraph-rsid="00278222"/>
    </style:style>
    <style:style style:name="P23" style:family="paragraph" style:parent-style-name="Standard">
      <style:text-properties officeooo:paragraph-rsid="002862b9"/>
    </style:style>
    <style:style style:name="P24" style:family="paragraph" style:parent-style-name="Standard">
      <style:text-properties officeooo:rsid="002862b9" officeooo:paragraph-rsid="002862b9"/>
    </style:style>
    <style:style style:name="P25" style:family="paragraph" style:parent-style-name="Standard">
      <style:text-properties officeooo:rsid="0029181c" officeooo:paragraph-rsid="0029181c"/>
    </style:style>
    <style:style style:name="P26" style:family="paragraph" style:parent-style-name="Standard">
      <style:text-properties officeooo:paragraph-rsid="002b27cf"/>
    </style:style>
    <style:style style:name="P27" style:family="paragraph" style:parent-style-name="Standard">
      <style:text-properties fo:language="zxx" fo:country="none" style:text-underline-style="none" fo:font-weight="normal" officeooo:rsid="0029181c" officeooo:paragraph-rsid="002862b9" style:language-asian="zxx" style:country-asian="none" style:font-weight-asian="normal" style:language-complex="zxx" style:country-complex="none" style:font-weight-complex="normal"/>
    </style:style>
    <style:style style:name="P28" style:family="paragraph" style:parent-style-name="Standard">
      <style:text-properties fo:language="zxx" fo:country="none" style:text-underline-style="none" fo:font-weight="normal" officeooo:rsid="002b05fd" officeooo:paragraph-rsid="0029181c" style:language-asian="zxx" style:country-asian="none" style:font-weight-asian="normal" style:language-complex="zxx" style:country-complex="none" style:font-weight-complex="normal"/>
    </style:style>
    <style:style style:name="P29" style:family="paragraph" style:parent-style-name="Standard">
      <style:text-properties fo:language="zxx" fo:country="none" style:text-underline-style="none" fo:font-weight="normal" officeooo:rsid="002de58f" officeooo:paragraph-rsid="002de58f" style:language-asian="zxx" style:country-asian="none" style:font-weight-asian="normal" style:language-complex="zxx" style:country-complex="none" style:font-weight-complex="normal"/>
    </style:style>
    <style:style style:name="P30" style:family="paragraph" style:parent-style-name="Standard">
      <style:text-properties officeooo:rsid="00335b99" officeooo:paragraph-rsid="00335b99"/>
    </style:style>
    <style:style style:name="P31" style:family="paragraph" style:parent-style-name="Standard">
      <style:text-properties officeooo:rsid="00339d2f" officeooo:paragraph-rsid="00339d2f"/>
    </style:style>
    <style:style style:name="T1" style:family="text">
      <style:text-properties officeooo:rsid="00105755"/>
    </style:style>
    <style:style style:name="T2" style:family="text">
      <style:text-properties officeooo:rsid="00114e44"/>
    </style:style>
    <style:style style:name="T3" style:family="text">
      <style:text-properties officeooo:rsid="00133316"/>
    </style:style>
    <style:style style:name="T4" style:family="text">
      <style:text-properties officeooo:rsid="0014c803"/>
    </style:style>
    <style:style style:name="T5" style:family="text">
      <style:text-properties officeooo:rsid="00162c76"/>
    </style:style>
    <style:style style:name="T6" style:family="text">
      <style:text-properties officeooo:rsid="00190680"/>
    </style:style>
    <style:style style:name="T7" style:family="text">
      <style:text-properties officeooo:rsid="001a8d10"/>
    </style:style>
    <style:style style:name="T8" style:family="text">
      <style:text-properties officeooo:rsid="001b0fd8"/>
    </style:style>
    <style:style style:name="T9" style:family="text">
      <style:text-properties officeooo:rsid="001ccee3"/>
    </style:style>
    <style:style style:name="T10" style:family="text">
      <style:text-properties officeooo:rsid="001e7d18"/>
    </style:style>
    <style:style style:name="T11" style:family="text">
      <style:text-properties officeooo:rsid="002017ee"/>
    </style:style>
    <style:style style:name="T12" style:family="text">
      <style:text-properties officeooo:rsid="0020f14d"/>
    </style:style>
    <style:style style:name="T13" style:family="text">
      <style:text-properties officeooo:rsid="0021d227"/>
    </style:style>
    <style:style style:name="T14" style:family="text">
      <style:text-properties officeooo:rsid="0022da07"/>
    </style:style>
    <style:style style:name="T15" style:family="text">
      <style:text-properties officeooo:rsid="0024d68c"/>
    </style:style>
    <style:style style:name="T16" style:family="text">
      <style:text-properties fo:language="zxx" fo:country="none" style:text-underline-style="none" fo:font-weight="normal" style:language-asian="zxx" style:country-asian="none" style:font-weight-asian="normal" style:language-complex="zxx" style:country-complex="none" style:font-weight-complex="normal"/>
    </style:style>
    <style:style style:name="T17" style:family="text">
      <style:text-properties fo:language="zxx" fo:country="none" style:text-underline-style="none" fo:font-weight="normal" officeooo:rsid="00278222" style:language-asian="zxx" style:country-asian="none" style:font-weight-asian="normal" style:language-complex="zxx" style:country-complex="none" style:font-weight-complex="normal"/>
    </style:style>
    <style:style style:name="T18" style:family="text">
      <style:text-properties fo:language="zxx" fo:country="none" style:text-underline-style="none" fo:font-weight="normal" officeooo:rsid="002862b9" style:language-asian="zxx" style:country-asian="none" style:font-weight-asian="normal" style:language-complex="zxx" style:country-complex="none" style:font-weight-complex="normal"/>
    </style:style>
    <style:style style:name="T19" style:family="text">
      <style:text-properties fo:language="zxx" fo:country="none" style:text-underline-style="none" fo:font-weight="normal" officeooo:rsid="0029181c" style:language-asian="zxx" style:country-asian="none" style:font-weight-asian="normal" style:language-complex="zxx" style:country-complex="none" style:font-weight-complex="normal"/>
    </style:style>
    <style:style style:name="T20" style:family="text">
      <style:text-properties fo:language="zxx" fo:country="none" style:text-underline-style="none" fo:font-weight="normal" officeooo:rsid="0029b6bd" style:language-asian="zxx" style:country-asian="none" style:font-weight-asian="normal" style:language-complex="zxx" style:country-complex="none" style:font-weight-complex="normal"/>
    </style:style>
    <style:style style:name="T21" style:family="text">
      <style:text-properties fo:language="zxx" fo:country="none" style:text-underline-style="none" fo:font-weight="normal" officeooo:rsid="002a502f" style:language-asian="zxx" style:country-asian="none" style:font-weight-asian="normal" style:language-complex="zxx" style:country-complex="none" style:font-weight-complex="normal"/>
    </style:style>
    <style:style style:name="T22" style:family="text">
      <style:text-properties fo:language="zxx" fo:country="none" style:text-underline-style="none" fo:font-weight="normal" officeooo:rsid="002b05fd" style:language-asian="zxx" style:country-asian="none" style:font-weight-asian="normal" style:language-complex="zxx" style:country-complex="none" style:font-weight-complex="normal"/>
    </style:style>
    <style:style style:name="T23" style:family="text">
      <style:text-properties fo:language="zxx" fo:country="none" style:text-underline-style="none" fo:font-weight="normal" officeooo:rsid="002b27cf" style:language-asian="zxx" style:country-asian="none" style:font-weight-asian="normal" style:language-complex="zxx" style:country-complex="none" style:font-weight-complex="normal"/>
    </style:style>
    <style:style style:name="T24" style:family="text">
      <style:text-properties fo:language="zxx" fo:country="none" style:text-underline-style="none" fo:font-weight="normal" officeooo:rsid="002de58f" style:language-asian="zxx" style:country-asian="none" style:font-weight-asian="normal" style:language-complex="zxx" style:country-complex="none" style:font-weight-complex="normal"/>
    </style:style>
    <style:style style:name="T25" style:family="text">
      <style:text-properties fo:language="zxx" fo:country="none" style:text-underline-style="none" fo:font-weight="normal" officeooo:rsid="0030f6aa" style:language-asian="zxx" style:country-asian="none" style:font-weight-asian="normal" style:language-complex="zxx" style:country-complex="none" style:font-weight-complex="normal"/>
    </style:style>
    <style:style style:name="T26" style:family="text">
      <style:text-properties fo:language="zxx" fo:country="none" style:text-underline-style="none" fo:font-weight="normal" officeooo:rsid="00339d2f" style:language-asian="zxx" style:country-asian="none" style:font-weight-asian="normal" style:language-complex="zxx" style:country-complex="none" style:font-weight-complex="normal"/>
    </style:style>
    <style:style style:name="T27" style:family="text">
      <style:text-properties officeooo:rsid="002543d3"/>
    </style:style>
    <style:style style:name="T28" style:family="text">
      <style:text-properties officeooo:rsid="00267027"/>
    </style:style>
    <style:style style:name="T29" style:family="text">
      <style:text-properties officeooo:rsid="0026f65e"/>
    </style:style>
    <style:style style:name="T30" style:family="text">
      <style:text-properties officeooo:rsid="00278222"/>
    </style:style>
    <style:style style:name="T31" style:family="text">
      <style:text-properties officeooo:rsid="002a502f"/>
    </style:style>
    <style:style style:name="T32" style:family="text">
      <style:text-properties officeooo:rsid="002fbcec"/>
    </style:style>
    <style:style style:name="T33" style:family="text">
      <style:text-properties officeooo:rsid="00335b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e</text:p>
      <text:p text:style-name="P1"/>
      <text:p text:style-name="P2">SEO</text:p>
      <text:p text:style-name="P6">- Added meta description</text:p>
      <text:p text:style-name="P7">- Added label to the logo</text:p>
      <text:p text:style-name="P7">- <text:span text:style-name="T3">Added label to share buttons</text:span></text:p>
      <text:p text:style-name="P7">- <text:span text:style-name="T4">Added title to forms</text:span></text:p>
      <text:p text:style-name="P7"/>
      <text:p text:style-name="P3">Best Practices</text:p>
      <text:p text:style-name="P7">- Changed the aspect ratio of images on index.html</text:p>
      <text:p text:style-name="P7"/>
      <text:p text:style-name="P4">Performance</text:p>
      <text:p text:style-name="P8">- <text:span text:style-name="T1">Re-sized images + converted to webp</text:span></text:p>
      <text:p text:style-name="P8">- <text:span text:style-name="T1">added image breakpoints</text:span></text:p>
      <text:p text:style-name="P7">- <text:span text:style-name="T2">hardcoded image sizes</text:span></text:p>
      <text:p text:style-name="P7"/>
      <text:p text:style-name="P5">Accessability</text:p>
      <text:p text:style-name="P18">- <text:span text:style-name="T29">Meta tag </text:span></text:p>
      <text:p text:style-name="P7"/>
      <text:p text:style-name="P7"/>
      <text:p text:style-name="P7">&lt;<text:span text:style-name="T30">p&gt;</text:span></text:p>
      <text:p text:style-name="P9">Til å analysere dette nettstedet har jeg tatt i bruk et verktøy <text:span text:style-name="T5">fra Google som </text:span>heter 'Lighthouse'. <text:span text:style-name="T5">Lighthouse er innebygd i nettleseren &lt;</text:span><text:span text:style-name="T9">a&gt;</text:span><text:span text:style-name="T5">Google Chrome&lt;/</text:span><text:span text:style-name="T9">a&gt;</text:span><text:span text:style-name="T5">, og er et verktøy som gir deg en poengsum fra 1 til 100 basert på hvor godt nettstedet ditt er optimalisert innenfor fire kategorier. Ytelse, Tilgjenglighet, Beste Praksis og Søkemotoroptimalisering. Her er poengsummen min fra første gang jeg kjørte verktøyet.</text:span></text:p>
      <text:p text:style-name="P9">&lt;/<text:span text:style-name="T30">p&gt;</text:span></text:p>
      <text:p text:style-name="P9">&lt;<text:span text:style-name="T5">bilde&gt;</text:span></text:p>
      <text:p text:style-name="P9"/>
      <text:p text:style-name="P9">&lt;<text:span text:style-name="T15">h2&gt;Ytelse&lt;/h2&gt;</text:span></text:p>
      <text:p text:style-name="P9">&lt;<text:span text:style-name="T30">p&gt;</text:span></text:p>
      <text:p text:style-name="P10">Det største problemet mitt, <text:span text:style-name="T6">i følge Lighthouse, var ytelsen på nettstedet. </text:span><text:span text:style-name="T7">Der var det tre problemer som kom opp.</text:span></text:p>
      <text:p text:style-name="P10">&lt;/<text:span text:style-name="T30">p&gt;</text:span></text:p>
      <text:p text:style-name="P12">&lt;<text:span text:style-name="T9">ol</text:span>&gt;</text:p>
      <text:p text:style-name="P12"><text:tab/>1. Filstørrelsen på bildene mine var for store</text:p>
      <text:p text:style-name="P12"><text:tab/>2. <text:span text:style-name="T8">Bildene på artikkelkortene mine måtte fikses</text:span></text:p>
      <text:p text:style-name="P12"><text:tab/>3. Nettsiden har mye ubrukt CSS</text:p>
      <text:p text:style-name="P10">&lt;/<text:span text:style-name="T9">ol&gt;</text:span></text:p>
      <text:p text:style-name="P10">&lt;<text:span text:style-name="T30">p&gt;</text:span></text:p>
      <text:p text:style-name="P11"><text:span text:style-name="T9">Det første problemet var at b</text:span><text:span text:style-name="T6">ildet jeg brukte i 'header' området hadde alt for stor filstørrelse, </text:span><text:span text:style-name="T9">noe</text:span><text:span text:style-name="T6"> </text:span><text:span text:style-name="T9">som </text:span><text:span text:style-name="T6">førte til at siden tok </text:span><text:span text:style-name="T9">mye </text:span><text:span text:style-name="T6">lengere å laste inn. </text:span><text:span text:style-name="T9">I tillegg bruker dette </text:span><text:span text:style-name="T6">mer data, </text:span><text:span text:style-name="T9">noe som kan være et problem </text:span><text:span text:style-name="T6">for folk </text:span><text:span text:style-name="T9">med </text:span><text:span text:style-name="T6">begrensede nettverk. </text:span><text:span text:style-name="T9">Måten jeg fikset dette på var å bruke et bilderedigeringsprogram som heter &lt;a&gt;Gimp&lt;/a&gt; til å skjære ned bildet til en mye mindre størrelse, på en måte der bildet kunne repeteres uten at det var særlig merkelig om man har større skjermer. </text:span><text:span text:style-name="T10">Jeg konverterte også bildet fra filtypen .JPG til filtypen .WEBP for å forminkse filstørrelsen.</text:span></text:p>
      <text:p text:style-name="P11">&lt;/<text:span text:style-name="T30">p&gt;</text:span></text:p>
      <text:p text:style-name="P11">&lt;<text:span text:style-name="T30">p&gt;</text:span></text:p>
      <text:p text:style-name="P13">Det andre problemet var at bildene på artikkelkortene mine ikke hadde riktig størrelsesforhold, noe som oppstod fordi jeg hadde hardkodet alle bildene til å være 200x200 piksler uten å tenke på <text:span text:style-name="T15">at </text:span>størrelsesforhold<text:span text:style-name="T15">et ble forandret</text:span>. <text:span text:style-name="T10">Denne størrelsen hadde de på alle de tre brytepunktene. Artikkelkortbildene </text:span>hadde også et lignende problem som header bildet ved at bildene var større enn <text:soft-page-break/><text:span text:style-name="T10">det som faktisk ble vist på </text:span><text:span text:style-name="T11">skjermen</text:span><text:span text:style-name="T10">. For å fikse dette valgte jeg å igjen ta bruk av GIMP og </text:span><text:span text:style-name="T11">skalerte bildene til tre forskjellige størrelser, en for desktop, og to for forskjellige mobilstørrelser. </text:span><text:span text:style-name="T15">Jeg konverterte også bildene til</text:span><text:span text:style-name="T11"> </text:span><text:span text:style-name="T15">filtypen </text:span><text:span text:style-name="T11">.WEBP. Så la jeg til brytepunkter i HTML koden min for å ta bruk av de mindre bildene når man skalerte ned skjermen. </text:span><text:span text:style-name="T13">Etter dette var gjort fikk jeg en tilbakemelding om at bildet på desktop versjonen til siden hadde for lav oppløsing. Prøvde å sette forskjellige størrelser, men følte selv at det ble stygt om jeg gjorde bildet større, så dette er noe jeg velger å ignorere.</text:span></text:p>
      <text:p text:style-name="P15">&lt;<text:span text:style-name="T30">p&gt;</text:span></text:p>
      <text:p text:style-name="P14">Det tredje og siste problemet var at nettstedet måtte laste inn mye ubrukt CSS. <text:span text:style-name="T14">Lighthouse </text:span><text:span text:style-name="T15">pekte </text:span><text:span text:style-name="T14">til CSS filen til &lt;a&gt;Awesome ikone-</text:span><text:span text:style-name="T15">pakken</text:span><text:span text:style-name="T14">&lt;/a&gt; </text:span><text:span text:style-name="T15">jeg bruker for ikonene på siden. Jeg har ikke lyst til å røre på noe som kan få ikonene mine til å stoppe å fungere, så jeg velger å ignorere dette problemet også.</text:span></text:p>
      <text:p text:style-name="P15">&lt;/<text:span text:style-name="T30">p&gt;</text:span></text:p>
      <text:p text:style-name="P14">&lt;<text:span text:style-name="T30">p&gt;</text:span></text:p>
      <text:p text:style-name="P14"><text:span text:style-name="T15">Etter alt dette gikk Ytelses-poengsummen min fra 74 til 98. </text:span><text:span text:style-name="T14"><text:s/></text:span></text:p>
      <text:p text:style-name="P11">&lt;/<text:span text:style-name="T30">p&gt;</text:span></text:p>
      <text:p text:style-name="P11"/>
      <text:p text:style-name="P11">&lt;<text:span text:style-name="T15">h2&gt;Beste Praksis &lt;/h2&gt;</text:span></text:p>
      <text:p text:style-name="P11"/>
      <text:p text:style-name="P17">&lt;<text:span text:style-name="T30">p&gt;</text:span></text:p>
      <text:p text:style-name="P17">Poengsummen jeg fikk i kategorien Beste Praksis var allerede ganske høy når jeg først analyserte nettsiden. Den eneste tilbakemeldingen jeg fikk var <text:span text:style-name="T12">at bilde</text:span>ne på siden <text:span text:style-name="T12">helst </text:span>skulle <text:span text:style-name="T12">ha en definert størrelse. </text:span>For å fikse dette redigerte jeg CSS-stilarket mitt til å inkludere bredden og høyden til de forskjellige bildene. En for desktop, en og to forskjellige størrelser basert på mindre skjermer som nettbrett og mobiltelefon. <text:span text:style-name="T27">Dette gjorde at poengsummen min i Beste Praksis gikk fra 92 til 100.</text:span></text:p>
      <text:p text:style-name="P16">&lt;/<text:span text:style-name="T30">p&gt;</text:span></text:p>
      <text:p text:style-name="P16"/>
      <text:p text:style-name="P16">&lt;<text:span text:style-name="T28">h2&gt;</text:span><text:span text:style-name="T30">Søkemotoroptimalisering</text:span><text:span text:style-name="T28">&lt;/h2&gt;</text:span></text:p>
      <text:p text:style-name="P16"/>
      <text:p text:style-name="P16">&lt;<text:span text:style-name="T30">p&gt;</text:span></text:p>
      <text:p text:style-name="P19">Under kategorien søkemotoroptimalisering kom det opp <text:span text:style-name="T31">fem</text:span> feil.</text:p>
      <text:p text:style-name="P19">&lt;/p&gt;</text:p>
      <text:p text:style-name="P19">&lt;ol&gt;</text:p>
      <text:p text:style-name="P19"><text:tab/>&lt;li&gt;Jeg hadde ingen 'Meta Description' på siden min&lt;/li&gt;</text:p>
      <text:p text:style-name="P19"><text:tab/>&lt;li&gt;Jeg hadde ikke en 'Title attribute' på formen på kontakt-siden&lt;/li&gt;</text:p>
      <text:p text:style-name="P19">&lt;/ol&gt;</text:p>
      <text:p text:style-name="P19">&lt;p&gt;</text:p>
      <text:p text:style-name="P19">Lighthouse er et veldig kjekt verktøy ettersom det gir deg en lenke til nettsider som kan hjelpe deg fikse probleme dine. Ved å følge &lt;a href="<text:a xlink:type="simple" xlink:href="https://web.dev/meta-description/?utm_source=lighthouse&amp;utm_medium=devtools" text:style-name="Internet_20_link" text:visited-style-name="Visited_20_Internet_20_Link">https://web.dev/meta-description/?utm_source=lighthouse&amp;utm_medium=devtools</text:a>"&gt;lenken den ga meg&lt;/a&gt; fant jeg fort ut at alt som trengtes for å fikse problem #1 var å legge til én linje med kode under head-taggen i HTML filene mine.</text:p>
      <text:p text:style-name="P19">&lt;p&gt;</text:p>
      <text:p text:style-name="P22"><text:span text:style-name="T17">&lt;p&gt;&lt;meta name="description" content="Kort beskrivelse av nettsiden min"&gt;&lt;/</text:span><text:span text:style-name="T18">p</text:span><text:span text:style-name="T17">&gt;</text:span></text:p>
      <text:p text:style-name="P24"><text:span text:style-name="T17">&lt;</text:span><text:span text:style-name="T16">p&gt;</text:span></text:p>
      <text:p text:style-name="P23"><text:span text:style-name="T25">på</text:span><text:span text:style-name="T18"> lik linje la jeg kun til en 'title' attribute </text:span><text:span text:style-name="T19">under 'iframe' taggen som inneholdt </text:span><text:span text:style-name="T18">kartet mitt, </text:span><text:span text:style-name="T19">og problemet var løst.</text:span></text:p>
      <text:p text:style-name="P27">&lt;/p&gt;</text:p>
      <text:p text:style-name="P23"><text:span text:style-name="T19">&lt;</text:span><text:span text:style-name="T21">p&gt;</text:span></text:p>
      <text:p text:style-name="P26"><text:span text:style-name="T21">Det siste problemet var at </text:span><text:span text:style-name="T23">de klikkbare elementene på siden min, lenker på artikkelsidene og send knappen på kontakt-siden, var for nære andre klikkbare elementer eller hverandre. </text:span><text:span text:style-name="T21">Om forskjellige ting man kan klikke på er for nærme hverandre kan det bli vanskeliger å treffe det man har lyst til å </text:span><text:soft-page-break/><text:span text:style-name="T21">trykke på, og de</text:span><text:span text:style-name="T23">t</text:span><text:span text:style-name="T21"> kan skape problemer. For å fikse dette økte jeg marginen, </text:span><text:span text:style-name="T23">og derfor mellomrommet, mellom disse elementene.</text:span></text:p>
      <text:p text:style-name="P27">&lt;p&gt;</text:p>
      <text:p text:style-name="P25"><text:span text:style-name="T16">På grunn av disse små rettelsene gikk poengsummen min til 100 </text:span><text:span text:style-name="T20">på</text:span><text:span text:style-name="T21"> </text:span><text:span text:style-name="T22">alle sidene mine.</text:span></text:p>
      <text:p text:style-name="P28">&lt;/p&gt;</text:p>
      <text:p text:style-name="P28"/>
      <text:p text:style-name="P25"><text:span text:style-name="T22">&lt;</text:span><text:span text:style-name="T24">h2&gt;Tilgjenglighet&lt;/h2&gt;</text:span></text:p>
      <text:p text:style-name="P21">&lt;ol&gt;</text:p>
      <text:p text:style-name="P20"><text:tab/>&lt;li&gt;Jeg hadde ikke en 'Label' på flodhest-logoen min&lt;/li&gt;</text:p>
      <text:p text:style-name="P21"><text:tab/>&lt;li&gt;Jeg hadde ikke 'Label' på deleknappene til de forskjellige sosiale mediene&lt;/li&gt;</text:p>
      <text:p text:style-name="P20"><text:tab/>&lt;<text:span text:style-name="T32">li&gt;Fargene på lenkene mine har ikke stor nok kontrast i forhold til bakgrunn&lt;/li&gt;</text:span></text:p>
      <text:p text:style-name="P25"><text:span text:style-name="T22">&lt;</text:span><text:span text:style-name="T24">/ol&gt;</text:span></text:p>
      <text:p text:style-name="P25">&lt;<text:span text:style-name="T33">p&gt;</text:span></text:p>
      <text:p text:style-name="P30"><text:span text:style-name="T18">O</text:span><text:span text:style-name="T16">m man har ikoner som ikke har noen type tekst er det vanskelig for folk med synsvansker å finne ut av hva disse knappene faktisk gjør. Om du ikke kan lett se at dette ikonet er et facebook-ikon, og programmet som leser opp nettsider ikke har noe informasjon å gå etter for å forklare det til deg er det ikke mye du kan gjøre. Derfor måtte jeg legge til en atributt som heter 'aria-label' på ikonene jeg har lagt til som ikke hadde noen tekst ved siden av seg. Dette var relevant på navigasjonen i header, hvor jeg hadde en logo av en flodhest som kunne lenke til forsiden, og på alle innholdssidene hvor jeg hadde deleknapper til forskjellige sosiale medier. Etter jeg la til 'aria-label' og skrev en beskrivelse for hva knappene gjorde, så fikset jeg både feil #1 og feil #2.</text:span></text:p>
      <text:p text:style-name="P30"><text:span text:style-name="T16">&lt;/p&gt;</text:span></text:p>
      <text:p text:style-name="P30"><text:span text:style-name="T16">&lt;</text:span><text:span text:style-name="T26">p&gt;</text:span></text:p>
      <text:p text:style-name="P31"><text:span text:style-name="T16">Jeg fikk også en feilmelding om at fargen på lenkene mine ikke hadde stor nok kontrast. Dette kan være et problem for folk med synsproblemer som kan ha vanskeligheter med å skille mellom tekst og bakgrunn når fargene ligner på hverandre. For å løse dette inspiserte jeg nettsiden på med nettleseren &lt;a href="https://www.mozilla.org/en-US/firefox/new/"&gt;Mozilla Firefox&lt;/a&gt;. Denne nettleseren har en fargevelger som også lar deg se på kontrastverdien mellom det du bytter farge på og bakgrunnen. Jeg byttet til en farge som hadde et kontrastforhold på 10, som er langt innenfor &lt;a href="</text:span><text:a xlink:type="simple" xlink:href="https://www.w3.org/WAI/WCAG21/quickref/?versions=2.0#contrast-minimum" text:style-name="Internet_20_link" text:visited-style-name="Visited_20_Internet_20_Link">https://www.w3.org/WAI/WCAG21/quickref/?versions=2.0#contrast-minimum</text:a><text:span text:style-name="T16">"&gt; UU Tilsynet sitt minimumskrav på et kontrastforhold på 4.5&lt;/a&gt;.</text:span></text:p>
      <text:p text:style-name="P31"><text:span text:style-name="T16">&lt;/p&gt;</text:span></text:p>
      <text:p text:style-name="P31"><text:span text:style-name="T16">&lt;p&gt;</text:span></text:p>
      <text:p text:style-name="P31"><text:span text:style-name="T16">Etter disse endringene ga lighthouse tilgjengligheten på nettsiden min en poengsum på </text:span></text:p>
      <text:p text:style-name="P30"><text:span text:style-name="T16"/></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1:34:28.359632327</meta:creation-date>
    <dc:date>2022-12-01T15:00:21.639725913</dc:date>
    <meta:editing-duration>P1DT32M36S</meta:editing-duration>
    <meta:editing-cycles>38</meta:editing-cycles>
    <meta:generator>LibreOffice/7.3.7.2$Linux_X86_64 LibreOffice_project/30$Build-2</meta:generator>
    <meta:document-statistic meta:table-count="0" meta:image-count="0" meta:object-count="0" meta:page-count="3" meta:paragraph-count="76" meta:word-count="1091" meta:character-count="6691" meta:non-whitespace-character-count="5664"/>
  </office:meta>
</office:document-meta>
</file>